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ody-code">
      <style:paragraph-properties fo:orphans="2" fo:widows="2"/>
    </style:style>
    <style:style style:name="P2" style:family="paragraph" style:parent-style-name="body">
      <style:paragraph-properties fo:orphans="2" fo:widows="2"/>
    </style:style>
    <style:style style:name="P3" style:family="paragraph" style:parent-style-name="code">
      <style:paragraph-properties fo:orphans="2" fo:widows="2"/>
    </style:style>
    <style:style style:name="P4" style:family="paragraph" style:parent-style-name="Standard">
      <style:paragraph-properties fo:margin-top="0in" fo:margin-bottom="0in" fo:orphans="2" fo:widows="2"/>
    </style:style>
    <style:style style:name="P5" style:family="paragraph" style:parent-style-name="Standard">
      <style:paragraph-properties fo:margin-top="0in" fo:margin-bottom="1in" style:line-height-at-least="0.139in" fo:orphans="2" fo:widows="2"/>
    </style:style>
    <style:style style:name="P6" style:family="paragraph" style:parent-style-name="Standard">
      <style:paragraph-properties fo:margin-top="0.1665in" fo:margin-bottom="0in" style:line-height-at-least="0.139in" fo:orphans="2" fo:widows="2" fo:keep-with-next="always"/>
    </style:style>
    <style:style style:name="P7" style:family="paragraph" style:parent-style-name="note">
      <style:paragraph-properties fo:margin-top="0.0835in" fo:margin-bottom="0.139in" fo:orphans="2" fo:widows="2"/>
    </style:style>
    <style:style style:name="P8" style:family="paragraph" style:parent-style-name="body-left">
      <style:paragraph-properties fo:margin-top="0in" fo:margin-bottom="0.0417in" fo:orphans="2" fo:widows="2"/>
    </style:style>
    <style:style style:name="P9" style:family="paragraph" style:parent-style-name="Heading_20_1" style:master-page-name="Standard">
      <style:paragraph-properties fo:margin-top="0in" fo:margin-bottom="0in" fo:orphans="2" fo:widows="2" style:page-number="auto"/>
    </style:style>
    <style:style style:name="P10" style:family="paragraph" style:parent-style-name="sectionheading">
      <style:paragraph-properties fo:margin-top="0.0417in" fo:margin-bottom="0.0555in" fo:orphans="2" fo:widows="2"/>
    </style:style>
    <style:style style:name="P11" style:family="paragraph" style:parent-style-name="Heading_20_3">
      <style:paragraph-properties fo:margin-top="0.0417in" fo:margin-bottom="0.0693in" fo:orphans="2" fo:widows="2"/>
    </style:style>
    <style:style style:name="P12" style:family="paragraph" style:parent-style-name="Heading_20_2">
      <style:paragraph-properties fo:margin-top="0in" fo:margin-bottom="0.0972in" fo:orphans="2" fo:widows="2"/>
    </style:style>
    <style:style style:name="P13"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Times New Roman" style:font-name-complex="Times New Roman1"/>
    </style:style>
    <style:style style:name="T3" style:family="text">
      <style:text-properties fo:font-size="11.5pt" style:font-size-asian="11.5pt" style:font-size-complex="11.5pt"/>
    </style:style>
    <style:style style:name="T4" style:family="text">
      <style:text-properties fo:font-size="8.5pt" style:font-size-asian="8.5pt" style:font-size-complex="8.5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3" svg:width="6.4996in" svg:height="0.135in" svg:x="-1.75in" svg:y="0in">
        <draw:image xlink:href="Pictures/20000007000025F9000000C9F0140E06.wmf" xlink:type="simple" xlink:show="embed" xlink:actuate="onLoad">
          <text:p/>
        </draw:image>
      </draw:frame>
      <draw:frame text:anchor-type="page" text:anchor-page-number="1" draw:z-index="1" draw:name="Picture 67" draw:style-name="gr2" draw:text-style-name="P13" svg:width="2.7913in" svg:height="0.135in" svg:x="-1.75in" svg:y="0in">
        <draw:image xlink:href="Pictures/2000000700000FB5000000C94FDA4EAC.wmf" xlink:type="simple" xlink:show="embed" xlink:actuate="onLoad">
          <text:p/>
        </draw:image>
      </draw:frame>
      <draw:frame text:anchor-type="page" text:anchor-page-number="1" draw:z-index="2" draw:name="Picture 68" draw:style-name="gr2" draw:text-style-name="P13" svg:width="2.7913in" svg:height="0.135in" svg:x="-1.75in" svg:y="0in">
        <draw:image xlink:href="Pictures/2000000700000FB5000000C94FDA4EAC.wmf" xlink:type="simple" xlink:show="embed" xlink:actuate="onLoad">
          <text:p/>
        </draw:image>
      </draw:frame>
      <draw:frame text:anchor-type="page" text:anchor-page-number="1" draw:z-index="3" draw:name="Picture 69" draw:style-name="gr2" draw:text-style-name="P13" svg:width="2.7913in" svg:height="0.135in" svg:x="-1.75in" svg:y="0in">
        <draw:image xlink:href="Pictures/2000000700000FB5000000C94FDA4EAC.wmf" xlink:type="simple" xlink:show="embed" xlink:actuate="onLoad">
          <text:p/>
        </draw:image>
      </draw:frame>
      <draw:frame text:anchor-type="page" text:anchor-page-number="1" draw:z-index="4" draw:name="Picture 70" draw:style-name="gr2" draw:text-style-name="P13" svg:width="2.7913in" svg:height="0.135in" svg:x="-1.75in" svg:y="0in">
        <draw:image xlink:href="Pictures/2000000700000FB5000000C94FDA4EAC.wmf" xlink:type="simple" xlink:show="embed" xlink:actuate="onLoad">
          <text:p/>
        </draw:image>
      </draw:frame>
      <draw:frame text:anchor-type="page" text:anchor-page-number="1" draw:z-index="5" draw:name="Picture 71" draw:style-name="gr2" draw:text-style-name="P13" svg:width="2.7913in" svg:height="0.135in" svg:x="-1.75in" svg:y="0in">
        <draw:image xlink:href="Pictures/2000000700000FB5000000C94FDA4EAC.wmf" xlink:type="simple" xlink:show="embed" xlink:actuate="onLoad">
          <text:p/>
        </draw:image>
      </draw:frame>
      <draw:frame text:anchor-type="page" text:anchor-page-number="1" draw:z-index="6" draw:name="Picture 72" draw:style-name="gr2" draw:text-style-name="P13" svg:width="2.7913in" svg:height="0.135in" svg:x="-1.75in" svg:y="0in">
        <draw:image xlink:href="Pictures/2000000700000FB5000000C94FDA4EAC.wmf" xlink:type="simple" xlink:show="embed" xlink:actuate="onLoad">
          <text:p/>
        </draw:image>
      </draw:frame>
      <draw:frame text:anchor-type="page" text:anchor-page-number="1" draw:z-index="7" draw:name="Picture 73" draw:style-name="gr2" draw:text-style-name="P13" svg:width="2.7913in" svg:height="0.135in" svg:x="-1.75in" svg:y="0in">
        <draw:image xlink:href="Pictures/2000000700000FB5000000C94FDA4EAC.wmf" xlink:type="simple" xlink:show="embed" xlink:actuate="onLoad">
          <text:p/>
        </draw:image>
      </draw:frame>
      <draw:frame text:anchor-type="page" text:anchor-page-number="1" draw:z-index="8" draw:name="Picture 74" draw:style-name="gr2" draw:text-style-name="P13" svg:width="2.7913in" svg:height="0.135in" svg:x="-1.75in" svg:y="0in">
        <draw:image xlink:href="Pictures/2000000700000FB5000000C94FDA4EAC.wmf" xlink:type="simple" xlink:show="embed" xlink:actuate="onLoad">
          <text:p/>
        </draw:image>
      </draw:frame>
      <draw:frame text:anchor-type="page" text:anchor-page-number="1" draw:z-index="9" draw:name="Picture 75" draw:style-name="gr2" draw:text-style-name="P13" svg:width="2.7913in" svg:height="0.135in" svg:x="-1.75in" svg:y="0in">
        <draw:image xlink:href="Pictures/2000000700000FB5000000C94FDA4EAC.wmf" xlink:type="simple" xlink:show="embed" xlink:actuate="onLoad">
          <text:p/>
        </draw:image>
      </draw:frame>
      <draw:frame text:anchor-type="page" text:anchor-page-number="1" draw:z-index="10" draw:name="Picture 76" draw:style-name="gr2" draw:text-style-name="P13" svg:width="2.7913in" svg:height="0.135in" svg:x="-1.75in" svg:y="0in">
        <draw:image xlink:href="Pictures/2000000700000FB5000000C94FDA4EAC.wmf" xlink:type="simple" xlink:show="embed" xlink:actuate="onLoad">
          <text:p/>
        </draw:image>
      </draw:frame>
      <draw:frame text:anchor-type="page" text:anchor-page-number="1" draw:z-index="11" draw:name="Picture 77" draw:style-name="gr2" draw:text-style-name="P13" svg:width="2.7913in" svg:height="0.135in" svg:x="-1.75in" svg:y="0in">
        <draw:image xlink:href="Pictures/2000000700000FB5000000C94FDA4EAC.wmf" xlink:type="simple" xlink:show="embed" xlink:actuate="onLoad">
          <text:p/>
        </draw:image>
      </draw:frame>
      <draw:frame text:anchor-type="page" text:anchor-page-number="1" draw:z-index="12" draw:name="Picture 78" draw:style-name="gr2" draw:text-style-name="P13" svg:width="2.7913in" svg:height="0.135in" svg:x="-1.75in" svg:y="0in">
        <draw:image xlink:href="Pictures/2000000700000FB5000000C94FDA4EAC.wmf" xlink:type="simple" xlink:show="embed" xlink:actuate="onLoad">
          <text:p/>
        </draw:image>
      </draw:frame>
      <draw:frame text:anchor-type="page" text:anchor-page-number="1" draw:z-index="13" draw:name="Picture 79" draw:style-name="gr2" draw:text-style-name="P13" svg:width="2.7913in" svg:height="0.135in" svg:x="-1.75in" svg:y="0in">
        <draw:image xlink:href="Pictures/2000000700000FB5000000C94FDA4EAC.wmf" xlink:type="simple" xlink:show="embed" xlink:actuate="onLoad">
          <text:p/>
        </draw:image>
      </draw:frame>
      <text:h text:style-name="P9" text:outline-level="1">JDOImplHelper</text:h>
      <text:p text:style-name="P5"><text:bookmark text:name="_GoBack"/><draw:frame draw:style-name="fr1" draw:name="graphics1" text:anchor-type="as-char" svg:width="6.5in" svg:height="0.1346in" draw:z-index="14"><draw:image xlink:href="Pictures/20000007000025F9000000C9F0140E06.wmf" xlink:type="simple" xlink:show="embed" xlink:actuate="onLoad"/></draw:frame></text:p>
      <text:p text:style-name="P2">This class is a public helper class for use by JDO implementations. It contains a registry of metadata by class. Use of the methods in this class avoids the use of reflection at runtime. <text:span text:style-name="T1">PersistenceCapable</text:span> classes register metadata with this class during class initialization.</text:p>
      <text:p text:style-name="P7"><text:s/>NOTE: This interface is not intended to be used by application programmers. It is for use only by implementations. </text:p>
      <text:p text:style-name="P1">package javax.jdo.spi;</text:p>
      <text:p text:style-name="P1">public class JDOImplHelper {</text:p>
      <text:p text:style-name="P6"><draw:frame draw:style-name="fr1" draw:name="1" text:anchor-type="as-char" svg:width="2.7917in" svg:height="0.1346in" draw:z-index="0"><draw:image xlink:href="Pictures/2000000700000FB5000000C94FDA4EAC.wmf" xlink:type="simple" xlink:show="embed" xlink:actuate="onLoad"/></draw:frame></text:p>
      <text:h text:style-name="P12" text:outline-level="2">JDOImplHelper access</text:h>
      <text:p text:style-name="P1">A9.1-1 [public static JDOImplHelper getInstance() </text:p>
      <text:p text:style-name="P1"><text:tab/>throws SecurityException;</text:p>
      <text:p text:style-name="P2">This method returns an instance of the <text:span text:style-name="T1">JDOImplHelper</text:span> class if the caller is authorized for <text:span text:style-name="T1">JDOPermission("getMetadata")</text:span>], and A9.1-2 [throws <text:span text:style-name="T1">SecurityException</text:span> if not authorized.] A9.1-3 [This instance gives access to all of the other methods], A9.1-4 [except for <text:span text:style-name="T1">registerClass</text:span>, which is static and does not need any authorization.]</text:p>
      <text:p text:style-name="P6"><draw:frame draw:style-name="fr1" draw:name="2" text:anchor-type="as-char" svg:width="2.7917in" svg:height="0.1346in" draw:z-index="0"><draw:image xlink:href="Pictures/2000000700000FB5000000C94FDA4EAC.wmf" xlink:type="simple" xlink:show="embed" xlink:actuate="onLoad"/></draw:frame></text:p>
      <text:h text:style-name="P12" text:outline-level="2">Metadata access</text:h>
      <text:p text:style-name="P1">A9.2-1 [public String[] getFieldNames (Class pcClass);</text:p>
      <text:p text:style-name="P2">This method returns the names of persistent and transactional fields of the parameter class.] A9.2-2 [If the class does not implement <text:span text:style-name="T1">PersistenceCapable</text:span>], or A9.2-3 [if it has not been enhanced correctly to register its metadata], a <text:span text:style-name="T1">JDOFatalUserException</text:span> is thrown. </text:p>
      <text:p text:style-name="P2">A9.2-4 [Otherwise, the names of fields that are either persistent or transactional are returned, in order. The order of names in the returned array are the same as the field numbering. Relative field 0 refers to the first field in the array. The length of the array is the number of persistent and transactional fields in the class.]</text:p>
      <text:p text:style-name="P1">A9.2-5 [public Class[] getFieldTypes (Class pcClass);</text:p>
      <text:p text:style-name="P2">This method returns the types of persistent and transactional fields of the parameter class.] A9.2-6 [If the parameter does not implement <text:span text:style-name="T1">PersistenceCapable</text:span>], or A9.2-7 [if it has not been enhanced correctly to register its metadata], a <text:span text:style-name="T1">JDOFatalUserException</text:span> is thrown. </text:p>
      <text:p text:style-name="P2"><text:soft-page-break/>A9.2-8 [Otherwise, the types of fields that are either persistent or transactional are returned, in order. The order of types in the returned array is the same as the field numbering. Relative field 0 refers to the first field in the array. The length of the array is the number of persistent and transactional fields in the class.]</text:p>
      <text:p text:style-name="P1">A9.2-9 [public byte[] getFieldFlags (Class pcClass);</text:p>
      <text:p text:style-name="P2">This method returns the field flags of persistent and transactional fields of the parameter class.] A9.2-10 [If the parameter does not implement <text:span text:style-name="T1">PersistenceCapable</text:span>], or A9.2-11 [if it has not been enhanced correctly to register its metadata], a <text:span text:style-name="T1">JDOFatalUserException</text:span> is thrown. </text:p>
      <text:p text:style-name="P2">A9.2-12 [Otherwise, the types of fields that are either persistent or transactional are returned, in order. The order of types in the returned array is the same as the field numbering. Relative field 0 refers to the first field in the array. The length of the array is the number of persistent and transactional fields in the class.]</text:p>
      <text:p text:style-name="P1">A9.2-13 [public Class getPersistenceCapableSuperclass (Class pcClass);</text:p>
      <text:p text:style-name="P2">This method returns the <text:span text:style-name="T1">PersistenceCapable</text:span> superclass of the parameter class], or A9.2-14 [<text:span text:style-name="T1">null</text:span> if there is none.]</text:p>
      <text:p text:style-name="P6"><draw:frame draw:style-name="fr1" draw:name="3" text:anchor-type="as-char" svg:width="2.7917in" svg:height="0.1346in" draw:z-index="0"><draw:image xlink:href="Pictures/2000000700000FB5000000C94FDA4EAC.wmf" xlink:type="simple" xlink:show="embed" xlink:actuate="onLoad"/></draw:frame></text:p>
      <text:h text:style-name="P12" text:outline-level="2">Persistence-capable instance factory</text:h>
      <text:p text:style-name="P1">A9.3-1 [public PersistenceCapable newInstance (Class pcClass, </text:p>
      <text:p text:style-name="P1"><text:tab/>StateManager sm);]</text:p>
      <text:p text:style-name="P1">A9.3-2 [public PersistenceCapable newInstance (Class pcClass, StateManager sm, Object oid);]</text:p>
      <text:p text:style-name="P2">A9.3-3 [If the class does not implement <text:span text:style-name="T1">PersistenceCapable</text:span>], or A9.3-4 [if it has not been enhanced correctly to register its metadata], a <text:span text:style-name="T1">JDOFatalUserException</text:span> is thrown. A9.3-5 [If the class is abstract, a <text:span text:style-name="T1">JDOFatalInternalException</text:span> is thrown.]</text:p>
      <text:p text:style-name="P2">Otherwise, a new instance of the class is constructed and initialized with the parameter <text:span text:style-name="T1">StateManager</text:span>. A9.3-6 [The new instance has its <text:span text:style-name="T1">jdoFlags</text:span> set to <text:span text:style-name="T1">LOAD_REQUIRED</text:span>] but A9.3-7 [has no defined state. The behavior of the instance is determined by the owning <text:span text:style-name="T1">StateManager</text:span>.]</text:p>
      <text:p text:style-name="P2">A9.3-8 [The second form of the method returns a new instance of <text:span text:style-name="T1">PersistenceCapable</text:span> that has had its key fields initialized by the <text:span text:style-name="T1">ObjectId</text:span> parameter instance.] A9.3-9 [If the class has been enhanced for datastore identity, then the <text:span text:style-name="T1">oid</text:span> parameter is ignored.]</text:p>
      <text:p text:style-name="P2">See also <text:span text:style-name="T1">PersistenceCapable.jdoNewInstance(StateManager sm)</text:span> and <text:span text:style-name="T1">PersistenceCapable.jdoNewInstance (StateManager sm, Object oid)</text:span>.</text:p>
      <text:p text:style-name="P6"><draw:frame draw:style-name="fr1" draw:name="4" text:anchor-type="as-char" svg:width="2.7917in" svg:height="0.1346in" draw:z-index="0"><draw:image xlink:href="Pictures/2000000700000FB5000000C94FDA4EAC.wmf" xlink:type="simple" xlink:show="embed" xlink:actuate="onLoad"/></draw:frame></text:p>
      <text:h text:style-name="P12" text:outline-level="2">Registration of PersistenceCapable classes</text:h>
      <text:p text:style-name="P1">A9.4-1 [public static void registerClass </text:p>
      <text:p text:style-name="P1"><text:tab/>(Class pcClass, String[] fieldNames, </text:p>
      <text:p text:style-name="P1"><text:soft-page-break/><text:tab/><text:tab/>Class[] fieldTypes, </text:p>
      <text:p text:style-name="P1"><text:tab/><text:tab/>byte[] fieldFlags,</text:p>
      <text:p text:style-name="P1"><text:tab/><text:tab/>Class persistenceCapableSuperclass,</text:p>
      <text:p text:style-name="P1"><text:tab/><text:tab/>PersistenceCapable pcInstance);</text:p>
      <text:p text:style-name="P2">This method registers a <text:span text:style-name="T1">PersistenceCapable</text:span> class so that the other methods can return the correct information. The registration must be done in a static initializer for the persistence-capable class. ]</text:p>
      <text:p text:style-name="P3">A9.4-2 [public static Collection getRegisteredClasses();</text:p>
      <text:p text:style-name="P2">This method returns a collection of classes that have been registered.]</text:p>
      <text:h text:style-name="P11" text:outline-level="3">Notification of <text:span text:style-name="T3">PersistenceCapable class registrations</text:span></text:h>
      <text:p text:style-name="P1"><text:bookmark text:name="X-101994994"/>addRegisterClassListener(RegisterClassListener rcl);</text:p>
      <text:p text:style-name="P2">This method registers a <text:span text:style-name="T1">RegisterClassListener</text:span> to be notified upon new <text:span text:style-name="T1">PersistenceCapable Class</text:span> registrations.] A <text:span text:style-name="T1">RegisterClassEvent</text:span> instance is generated A9.4.1-2 [for each class registered already] plus A9.4.1-3 [classes registered in future], which is sent to each registered listener. A9.4.1-4 [The same event instance might be sent to multiple listeners.]</text:p>
      <text:p text:style-name="P1"><text:bookmark text:name="X-101856548"/>removeRegisterClassListener(RegisterClassListener rcl);</text:p>
      <text:p text:style-name="P2">This method removes a <text:span text:style-name="T1">RegisterClassEvent</text:span> from the list to be notified upon new <text:span text:style-name="T1">PersistenceCapable Class</text:span> registrations.]</text:p>
      <text:h text:style-name="P10" text:outline-level="4"><text:tab/><text:tab/>RegisterClassEvent</text:h>
      <text:p text:style-name="P1">public class RegisterClassEvent extends java.util.EventObject {</text:p>
      <text:p text:style-name="P2">An instance of this class is generated for each class that registers itself, and is sent to each registered listener.</text:p>
      <text:p text:style-name="P1"><text:span text:style-name="T2">A9.4.1-6 </text:span><text:span text:style-name="T4">[</text:span>public Class getRegisteredClass();</text:p>
      <text:p text:style-name="P2">Returns the newly registered <text:span text:style-name="T1">Class</text:span>.]</text:p>
      <text:p text:style-name="P1">A9.4.1-7 [public String[] getFieldNames();</text:p>
      <text:p text:style-name="P2">Returns the field names of the newly registered <text:span text:style-name="T1">Class</text:span>.]</text:p>
      <text:p text:style-name="P1">A9.4.1-8 [public Class[] getFieldTypes();</text:p>
      <text:p text:style-name="P2">Returns the field types of the newly registered <text:span text:style-name="T1">Class</text:span>.]</text:p>
      <text:p text:style-name="P1">A9.4.1-9 [public byte[] getFieldFlags();</text:p>
      <text:p text:style-name="P2">Returns the field flags of the newly registered <text:span text:style-name="T1">Class</text:span>.]</text:p>
      <text:p text:style-name="P1">A9.4.1-10 [public Class getPersistenceCapableSuperclass();</text:p>
      <text:p text:style-name="P2">Returns the <text:span text:style-name="T1">PersistenceCapable</text:span> superclass of the newly registered <text:span text:style-name="T1">Class</text:span>.]</text:p>
      <text:p text:style-name="P1">} // class RegisterClassEvent</text:p>
      <text:h text:style-name="P10" text:outline-level="4"><text:tab/><text:tab/>RegisterClassListener</text:h>
      <text:p text:style-name="P1">public interface RegisterClassListener extends </text:p>
      <text:p text:style-name="P1"><text:tab/>java.util.EventListener {</text:p>
      <text:p text:style-name="P2"><text:soft-page-break/>This interface must be implemented by classes that register as listeners to be notified of registrations of <text:span text:style-name="T1">PersistenceCapable</text:span> classes.</text:p>
      <text:p text:style-name="P1"><text:tab/>A9.4.1-11 [void registerClass (RegisterClassEvent rce);</text:p>
      <text:p text:style-name="P2">This method is called for each <text:span text:style-name="T1">PersistenceCapable</text:span> class that registers itself.]</text:p>
      <text:p text:style-name="P1">} // interface RegisterClassListener</text:p>
      <text:p text:style-name="P6"><draw:frame draw:style-name="fr1" draw:name="5" text:anchor-type="as-char" svg:width="2.7917in" svg:height="0.1346in" draw:z-index="0"><draw:image xlink:href="Pictures/2000000700000FB5000000C94FDA4EAC.wmf" xlink:type="simple" xlink:show="embed" xlink:actuate="onLoad"/></draw:frame></text:p>
      <text:h text:style-name="P12" text:outline-level="2">Security administration</text:h>
      <text:p text:style-name="P1">A9.5 -1[public static void registerAuthorizedStateManagerClass </text:p>
      <text:p text:style-name="P1">(Class smClass) throws SecurityException;</text:p>
      <text:p text:style-name="P2">This method manages the list of classes authorized to execute replaceStateManager. During execution of this method, the security manager, if present, is called to validate that the caller is authorized for JDOPermission(“setStateManager”). If successful, the parameter class is added to the list of authorized StateManager classes.]</text:p>
      <text:p text:style-name="P2">This method provides for a fast security check during makePersistent. An implementation of StateManager should register itself with the JDOImplHelper to take advantage of this fast check. </text:p>
      <text:p text:style-name="P1">A9.5-2 [public static void registerAuthorizedStateManagerClasses (Collection smClasses) throws SecurityException;</text:p>
      <text:p text:style-name="P2">This method manages the list of classes authorized to execute replaceStateManager. During execution of this method, the security manager, if present, is called to validate that the caller is authorized for JDOPermission(“setStateManager”). If successful, all parameter classes are added to the list of authorized StateManager classes.]</text:p>
      <text:p text:style-name="P1"><text:span text:style-name="T2">A9.5-3[</text:span>public static void checkAuthorizedStateManagerClass (Class smClass) throws SecurityException;</text:p>
      <text:p text:style-name="P2">This method is used internally but might be used by an implementation. If the parameter instance is a class in the list of authorized StateManager classes, then this method returns silently.] A9.5.3 [If not, then the security manager, if present, is called to validate that the caller is authorized for JDOPermission(“setStateManager”). If successful, the method returns silently.] A9.5.4 [If not, a SecurityException is thrown.]</text:p>
      <text:p text:style-name="P1">A9.5-4 [public static void checkAuthorizedStateManager (StateManager sm) <text:tab/><text:tab/>throws SecurityException;</text:p>
      <text:p text:style-name="P2">This method is called by enhanced persistence-capable class method replaceStateManager. If the parameter instance is of a class in the list of authorized StateManager classes, then this method returns silently.] A9.5.3 [If not, then the security manager, if present, is called to validate that the caller is authorized for JDOPermission(“setStateManager”). If successful, the method returns silently.] A9.5.4 [If not, a SecurityException is thrown.]</text:p>
      <text:p text:style-name="P6"><draw:frame draw:style-name="fr1" draw:name="6" text:anchor-type="as-char" svg:width="2.7917in" svg:height="0.1346in" draw:z-index="0"><draw:image xlink:href="Pictures/2000000700000FB5000000C94FDA4EAC.wmf" xlink:type="simple" xlink:show="embed" xlink:actuate="onLoad"/></draw:frame></text:p>
      <text:h text:style-name="P12" text:outline-level="2">Application identity handling</text:h>
      <text:p text:style-name="P1">A9.6.1 [public Object newObjectIdInstance(Class pcClass);</text:p>
      <text:p text:style-name="P2"><text:soft-page-break/>This method creates a new instance of the <text:span text:style-name="T1">ObjectId</text:span> class for the <text:span text:style-name="T1">PersistenceCapable</text:span> class.] A9.6.2 [If the class uses datastore identity, then <text:span text:style-name="T1">null</text:span> is returned.] A9.6.3 [If the class is abstract, a <text:span text:style-name="T1">JDOFatalInternalException</text:span> is thrown.]</text:p>
      <text:p text:style-name="P1"><text:span text:style-name="T2">A9.6.4 [</text:span>public Object newObjectIdInstance(Class pcClass, Object key);</text:p>
      <text:p text:style-name="P2">This method creates a new instance of the <text:span text:style-name="T1">ObjectId</text:span> class for the <text:span text:style-name="T1">PersistenceCapable</text:span> class, using the appropriate constructor of the object id class.] A9.6.5 [If the class uses datastore identity, then <text:span text:style-name="T1">null</text:span> is returned.] A9.6.6 [If the class is abstract, a <text:span text:style-name="T1">JDOFatalInternalException</text:span> is thrown.] </text:p>
      <text:p text:style-name="P1">public Object newObjectIdInstance(PersistenceCapable pc);</text:p>
      <text:p text:style-name="P2">This method returns an instance of the <text:span text:style-name="T1">ObjectId</text:span> class for the parameter <text:span text:style-name="T1">PersistenceCapable</text:span> instance. If the class of the instance uses an immutable <text:span text:style-name="T1">ObjectId</text:span> class, then the oid instance associated with the persistent instance might be returned. If the class of the instance uses datastore identity, then <text:span text:style-name="T1">null</text:span> is returned. </text:p>
      <text:p text:style-name="P1"><text:span text:style-name="T2">A9.6.7 [</text:span>public void copyKeyFieldsToObjectId (Class pcClass, PersistenceCapable.ObjectIdFieldSupplier fs, Object oid);</text:p>
      <text:p text:style-name="P2">This method copies key fields from the field manager to the <text:span text:style-name="T1">ObjectId</text:span> instance oid.] This is intended for use by the implementation to copy fields from a datastore-specific representation to the <text:span text:style-name="T1">ObjectId</text:span>. A9.6.8 [If the class is abstract, a <text:span text:style-name="T1">JDOFatalInternalException</text:span> is thrown.]</text:p>
      <text:p text:style-name="P8">A9.6.9 [<text:span text:style-name="T1">public void copyKeyFieldsFromObjectId (Class pcClass, PersistenceCapable.ObjectIdFieldConsumer fc, Object oid);</text:span></text:p>
      <text:p text:style-name="P2">This method copies key fields to the field manager from the <text:span text:style-name="T1">ObjectId</text:span> instance oid.] This is intended for use by the implementation to copy fields to a datastore-specific representation from the <text:span text:style-name="T1">ObjectId</text:span>. A9.6.10 [If the class is abstract, a <text:span text:style-name="T1">JDOFatalInternalException</text:span> is thrown.]</text:p>
      <text:p text:style-name="P2">public synchronized void <text:bookmark text:name="X-101995274"/>registerDateFormat(<text:bookmark text:name="X-101995275"/><text:bookmark text:name="X-101995276"/>DateFormat df);</text:p>
      <text:p text:style-name="P2">This method allows the implementation to register a DateFormat for use when constructing SingleFieldIdentity instances of type ObjectIdentity that use java.util.Date as the key field. The default in case the implementation does not register a <text:span text:style-name="T1">DateFormat</text:span> is <text:span text:style-name="T1">DateFormat.getDateTimeInstance()</text:span>. If this cannot be obtained, the default is <text:span text:style-name="T1">DateFormat.getInstance()</text:span>. For example,</text:p>
      <text:p text:style-name="P3">SimpleDateFormat usDateFormat = new SimpleDateFormat</text:p>
      <text:p text:style-name="P3"><text:tab/><text:tab/>("MMM dd, yyyy hh:mm:ss a", Locale.US);</text:p>
      <text:p text:style-name="P3"><text:tab/>helper.registerDateFormat(usDateFormat);</text:p>
      <text:p text:style-name="P3"><text:tab/>Object oid = new ObjectIdentity(Object.class, </text:p>
      <text:p text:style-name="P3"><text:tab/><text:tab/>"java.util.Date:Jan 01, 1970 00:00:00 AM");</text:p>
      <text:p text:style-name="P3"/>
      <text:p text:style-name="P6"><text:soft-page-break/><draw:frame draw:style-name="fr1" draw:name="7" text:anchor-type="as-char" svg:width="2.7917in" svg:height="0.1346in" draw:z-index="0"><draw:image xlink:href="Pictures/2000000700000FB5000000C94FDA4EAC.wmf" xlink:type="simple" xlink:show="embed" xlink:actuate="onLoad"/></draw:frame></text:p>
      <text:h text:style-name="P12" text:outline-level="2">Persistence-capable class state interrogation</text:h>
      <text:p text:style-name="P2">For JDO implementations that do not support BinaryCompatibility, an instance of StateInterrogation must be registered with JDOImplHelper to handle JDOHelper methods for instances that do not implement PersistenceCapable. </text:p>
      <text:p text:style-name="P2">The StateInterrogation interface is implemented by a JDO implementation class to take responsibility for determining the life cycle state and object identity, and for marking fields dirty.</text:p>
      <text:p text:style-name="P3">package javax.jdo.spi;</text:p>
      <text:p text:style-name="P3"><text:tab/>public interface StateInterrogation {</text:p>
      <text:p text:style-name="P3"><text:tab/>Boolean isPersistent(Object pc);</text:p>
      <text:p text:style-name="P3"><text:tab/>Boolean isTransactional(Object pc);</text:p>
      <text:p text:style-name="P3"><text:tab/>Boolean isDirty(Object pc);</text:p>
      <text:p text:style-name="P3"><text:tab/>Boolean isNew(Object pc);</text:p>
      <text:p text:style-name="P3"><text:tab/>Boolean isDeleted(Object pc);</text:p>
      <text:p text:style-name="P3"><text:tab/>Boolean isDetached(Object pc);</text:p>
      <text:p text:style-name="P3"><text:tab/>PersistenceManager getPersistenceManager(Object pc);</text:p>
      <text:p text:style-name="P3"><text:tab/>Object getObjectId(Object pc);</text:p>
      <text:p text:style-name="P3"><text:tab/>Object getTransactionalObjectId(Object pc);</text:p>
      <text:p text:style-name="P3"><text:tab/>boolean makeDirty(Object pc, String fieldName);</text:p>
      <text:p text:style-name="P3"><text:tab/>Object getVersion(Object pc); </text:p>
      <text:p text:style-name="P3">}</text:p>
      <text:p text:style-name="P3"/>
      <text:p text:style-name="P2">For methods returning Boolean, PersistenceManager, and Object, if the StateInterrogation instance does not recognize the parameter instance, null is returned, and the next registered StateInterrogation instance is called. </text:p>
      <text:p text:style-name="P2">For makeDirty, if the StateInterrogation instance does not recognize the parameter instance, false is returned, and the next registered StateInterrogation instance is called.</text:p>
      <text:p text:style-name="P1">public void addStateInterrogation(StateInterrogation si);</text:p>
      <text:p text:style-name="P2">This method of JDOImplHelper registers an instance of StateInterrogation for delegation of life cycle state queries made on JDOHelper.</text:p>
      <text:p text:style-name="P1">public void removeStateInterrogation(StateInterrogation si);</text:p>
      <text:p text:style-name="P2">This method of JDOImplHelper removes an instance of StateInterrogation, so it is no longer called by JDOHelper for life cycle state querie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fo:margin="100%" fo:margin-left="0.75in" fo:margin-right="0in" fo:margin-top="0in" fo:margin-bottom="0.0555in" style:line-height-at-least="0.1736in" fo:orphans="0" fo:widows="0" fo:text-indent="0in" style:auto-text-indent="false" style:writing-mode="lr-tb"/>
      <style:text-properties style:use-window-font-color="true" style:font-name="Times New Roman" fo:font-size="10.5pt" style:font-size-asian="10.5pt" style:font-size-complex="10.5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9">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5:48:43.37</meta:creation-date>
    <meta:editing-duration>PT2M31S</meta:editing-duration>
    <meta:generator>OpenOffice.org/3.4$Win32 OpenOffice.org_project/340m1$Build-9590</meta:generator>
    <dc:title>JDO_Chapter</dc:title>
    <dc:date>2012-07-09T20:31:53.64</dc:date>
    <meta:document-statistic meta:table-count="0" meta:image-count="8" meta:object-count="0" meta:page-count="6" meta:paragraph-count="125" meta:word-count="1709" meta:character-count="1290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